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6.8847in" table:align="margins"/>
    </style:style>
    <style:style style:name="Table1.A" style:family="table-column">
      <style:table-column-properties style:column-width="3.0472in" style:rel-column-width="29008*"/>
    </style:style>
    <style:style style:name="Table1.B" style:family="table-column">
      <style:table-column-properties style:column-width="3.8375in" style:rel-column-width="36527*"/>
    </style:style>
    <style:style style:name="Table1.A1" style:family="table-cell">
      <style:table-cell-properties style:vertical-align="middle" fo:padding="0in" fo:border="0.5pt solid #efeded"/>
    </style:style>
    <style:style style:name="Table1.B1" style:family="table-cell">
      <style:table-cell-properties style:vertical-align="middle" fo:padding="0.0382in" fo:border="0.5pt solid #efeded"/>
    </style:style>
    <style:style style:name="P1" style:family="paragraph" style:parent-style-name="Standard">
      <style:text-properties style:font-name="Calibri" fo:font-size="5pt" fo:font-weight="bold" officeooo:rsid="0019ad0f" officeooo:paragraph-rsid="0019ad0f" style:font-size-asian="4.34999990463257pt" style:font-weight-asian="bold" style:font-size-complex="5pt" style:font-weight-complex="bold"/>
    </style:style>
    <style:style style:name="P2" style:family="paragraph" style:parent-style-name="Standard">
      <style:text-properties style:font-name="Calibri" fo:font-size="5pt" fo:font-weight="bold" officeooo:rsid="0019ad0f" officeooo:paragraph-rsid="001a186f" style:font-size-asian="4.34999990463257pt" style:font-weight-asian="bold" style:font-size-complex="5pt" style:font-weight-complex="bold"/>
    </style:style>
    <style:style style:name="P3" style:family="paragraph" style:parent-style-name="Standard">
      <style:text-properties style:font-name="Calibri" fo:font-size="5pt" style:font-size-asian="4.34999990463257pt" style:font-size-complex="5pt"/>
    </style:style>
    <style:style style:name="P4" style:family="paragraph" style:parent-style-name="Standard">
      <style:text-properties style:font-name="Calibri" fo:font-size="5pt" fo:font-weight="normal" officeooo:rsid="0019ad0f" officeooo:paragraph-rsid="0019ad0f" style:font-size-asian="4.34999990463257pt" style:font-weight-asian="normal" style:font-size-complex="5pt" style:font-weight-complex="normal"/>
    </style:style>
    <style:style style:name="P5" style:family="paragraph" style:parent-style-name="List_20_Paragraph">
      <style:paragraph-properties fo:margin-left="0in" fo:margin-right="0in" fo:text-indent="0in" style:auto-text-indent="false"/>
      <style:text-properties style:font-name="Calibri" fo:font-size="5pt" fo:font-weight="normal" officeooo:rsid="0026358f" style:font-size-asian="4.34999990463257pt" style:font-weight-asian="normal" style:font-size-complex="5pt" style:font-weight-complex="normal"/>
    </style:style>
    <style:style style:name="P6" style:family="paragraph" style:parent-style-name="Standard">
      <style:paragraph-properties fo:text-align="end" style:justify-single-word="false"/>
      <style:text-properties style:font-name="Calibri" fo:font-size="10pt" officeooo:paragraph-rsid="0019ad0f" style:font-size-asian="10pt" style:font-size-complex="10pt"/>
    </style:style>
    <style:style style:name="P7" style:family="paragraph" style:parent-style-name="Standard">
      <style:text-properties style:font-name="Calibri" officeooo:paragraph-rsid="0019ad0f"/>
    </style:style>
    <style:style style:name="P8" style:family="paragraph" style:parent-style-name="Standard" style:master-page-name="">
      <style:paragraph-properties style:page-number="auto"/>
      <style:text-properties style:font-name="Calibri" officeooo:paragraph-rsid="0019ad0f"/>
    </style:style>
    <style:style style:name="P9" style:family="paragraph" style:parent-style-name="Standard" style:master-page-name="">
      <style:paragraph-properties style:page-number="auto"/>
      <style:text-properties style:font-name="Calibri" officeooo:paragraph-rsid="001a186f"/>
    </style:style>
    <style:style style:name="P10" style:family="paragraph" style:parent-style-name="Standard">
      <style:paragraph-properties fo:text-align="end" style:justify-single-word="false"/>
      <style:text-properties style:font-name="Calibri" fo:font-size="9pt" officeooo:rsid="0019ad0f" officeooo:paragraph-rsid="0019ad0f" style:font-size-asian="9pt" style:font-size-complex="9pt"/>
    </style:style>
    <style:style style:name="P11" style:family="paragraph" style:parent-style-name="Standard">
      <style:paragraph-properties fo:text-align="end" style:justify-single-word="false"/>
      <style:text-properties style:font-name="Calibri" fo:font-size="9pt" officeooo:paragraph-rsid="0019ad0f" style:font-size-asian="9pt" style:font-size-complex="9pt"/>
    </style:style>
    <style:style style:name="P12" style:family="paragraph" style:parent-style-name="Standard">
      <loext:graphic-properties draw:fill="none"/>
      <style:paragraph-properties fo:margin-left="0.5in" fo:margin-right="0in" fo:text-indent="0in" style:auto-text-indent="false" fo:background-color="transparent"/>
      <style:text-properties style:font-name="Calibri" fo:font-size="11pt" style:font-size-asian="11pt" style:font-size-complex="11pt"/>
    </style:style>
    <style:style style:name="P13" style:family="paragraph" style:parent-style-name="Standard">
      <style:text-properties style:font-name="Calibri" fo:font-size="11pt" style:font-size-asian="9.60000038146973pt" style:font-size-complex="11pt"/>
    </style:style>
    <style:style style:name="P14" style:family="paragraph" style:parent-style-name="Table_20_Contents">
      <loext:graphic-properties draw:fill="none"/>
      <style:paragraph-properties fo:margin-left="-0.1252in" fo:margin-right="0in" fo:text-align="center" style:justify-single-word="false" fo:orphans="0" fo:widows="0" fo:text-indent="0in" style:auto-text-indent="false" fo:background-color="transparent" text:number-lines="false" text:line-number="0"/>
      <style:text-properties style:font-name="Calibri" fo:font-size="25pt" fo:font-weight="bold" officeooo:rsid="0023d0d1" officeooo:paragraph-rsid="0023d0d1" style:font-size-asian="25pt" style:font-weight-asian="bold" style:font-size-complex="25pt" style:font-weight-complex="bold"/>
    </style:style>
    <style:style style:name="P15" style:family="paragraph" style:parent-style-name="Standard">
      <loext:graphic-properties draw:fill="none"/>
      <style:paragraph-properties fo:margin-left="0.25in" fo:margin-right="0in" fo:margin-top="0in" fo:margin-bottom="0in" style:contextual-spacing="false" style:line-height-at-least="0in" fo:text-indent="0in" style:auto-text-indent="false" fo:background-color="transparent">
        <style:tab-stops>
          <style:tab-stop style:position="0.75in"/>
        </style:tab-stops>
      </style:paragraph-properties>
      <style:text-properties style:use-window-font-color="true" loext:opacity="0%" style:font-name="Calibri" fo:font-size="5pt" fo:font-style="normal" fo:font-weight="normal" officeooo:rsid="0019ad0f" officeooo:paragraph-rsid="0019ad0f" style:font-name-asian="Calibri Light1" style:font-size-asian="4.34999990463257pt" style:font-style-asian="normal" style:font-weight-asian="normal" style:font-name-complex="Calibri Light1" style:font-size-complex="5pt" style:font-style-complex="normal" style:font-weight-complex="normal"/>
    </style:style>
    <style:style style:name="P16" style:family="paragraph" style:parent-style-name="Standard">
      <loext:graphic-properties draw:fill="none"/>
      <style:paragraph-properties fo:margin-left="0.5in" fo:margin-right="0in" fo:margin-top="0in" fo:margin-bottom="0in" style:contextual-spacing="false" style:line-height-at-least="0in" fo:text-indent="0in" style:auto-text-indent="false" fo:background-color="transparent">
        <style:tab-stops/>
      </style:paragraph-properties>
      <style:text-properties style:use-window-font-color="true" loext:opacity="0%" style:font-name="Calibri" fo:font-size="11pt" fo:font-style="normal" fo:font-weight="normal" officeooo:rsid="001a186f" officeooo:paragraph-rsid="001a186f" style:font-name-asian="Calibri Light1" style:font-size-asian="11pt" style:font-style-asian="normal" style:font-weight-asian="normal" style:font-name-complex="Calibri Light1" style:font-size-complex="11pt" style:font-style-complex="normal" style:font-weight-complex="normal"/>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7b1fa2" loext:opacity="100%" style:font-name="Calibri" fo:font-size="11pt" fo:font-weight="bold" style:font-size-asian="11pt" style:font-weight-asian="bold" style:font-size-complex="11pt" style:font-weight-complex="bold"/>
    </style:style>
    <style:style style:name="P18" style:family="paragraph" style:parent-style-name="Standard" style:master-page-name="">
      <loext:graphic-properties draw:fill="none"/>
      <style:paragraph-properties fo:margin-left="0.5in" fo:margin-right="0in" fo:margin-top="0in" fo:margin-bottom="0in" style:contextual-spacing="false" style:line-height-at-least="0in" fo:text-indent="0in" style:auto-text-indent="false" style:page-number="auto" fo:background-color="transparent">
        <style:tab-stops/>
      </style:paragraph-properties>
      <style:text-properties fo:color="#7b1fa2" loext:opacity="100%" style:font-name="Calibri" fo:font-size="11pt" fo:font-style="normal" fo:font-weight="bold" officeooo:rsid="001a186f" officeooo:paragraph-rsid="001a186f" style:font-name-asian="Calibri Light1" style:font-size-asian="11pt" style:font-style-asian="normal" style:font-weight-asian="bold" style:font-name-complex="Calibri Light1" style:font-size-complex="11pt" style:font-style-complex="normal" style:font-weight-complex="bold"/>
    </style:style>
    <style:style style:name="P19" style:family="paragraph" style:parent-style-name="Standard" style:master-page-name="">
      <style:paragraph-properties style:page-number="auto"/>
      <style:text-properties officeooo:paragraph-rsid="0019ad0f"/>
    </style:style>
    <style:style style:name="P20" style:family="paragraph" style:parent-style-name="List_20_Paragraph" style:list-style-name="L2"/>
    <style:style style:name="P21" style:family="paragraph" style:parent-style-name="Standard" style:list-style-name="L1">
      <style:text-properties style:font-name="Calibri" fo:font-size="11pt" fo:font-weight="normal" style:font-size-asian="11pt" style:font-weight-asian="normal" style:font-size-complex="11pt" style:font-weight-complex="normal"/>
    </style:style>
    <style:style style:name="P22" style:family="paragraph" style:parent-style-name="Standard" style:list-style-name="L1">
      <style:text-properties style:font-name="Calibri" fo:font-size="11pt" fo:font-weight="normal" officeooo:paragraph-rsid="0056b302" style:font-size-asian="11pt" style:font-weight-asian="normal" style:font-size-complex="11pt" style:font-weight-complex="normal"/>
    </style:style>
    <style:style style:name="P23" style:family="paragraph" style:parent-style-name="Standard" style:list-style-name="L3">
      <style:text-properties style:font-name="Calibri" fo:font-size="11pt" style:font-size-asian="11pt" style:font-size-complex="11pt"/>
    </style:style>
    <style:style style:name="P24" style:family="paragraph" style:parent-style-name="Standard" style:list-style-name="L4">
      <style:text-properties style:font-name="Calibri" fo:font-size="11pt" style:font-size-asian="11pt" style:font-size-complex="11pt"/>
    </style:style>
    <style:style style:name="P25" style:family="paragraph">
      <loext:graphic-properties draw:fill="solid" draw:fill-color="#77448b"/>
      <style:paragraph-properties fo:text-align="start"/>
      <style:text-properties fo:font-size="11pt"/>
    </style:style>
    <style:style style:name="P26" style:family="paragraph">
      <loext:graphic-properties draw:fill="solid" draw:fill-color="#ffffff"/>
      <style:paragraph-properties fo:text-align="start"/>
      <style:text-properties fo:font-size="11pt"/>
    </style:style>
    <style:style style:name="P27" style:family="paragraph">
      <loext:graphic-properties draw:fill="solid" draw:fill-color="#77448b"/>
      <style:paragraph-properties fo:text-align="start"/>
      <style:text-properties fo:font-size="18pt"/>
    </style:style>
    <style:style style:name="P28" style:family="paragraph">
      <loext:graphic-properties draw:fill-color="#efeded"/>
      <style:paragraph-properties style:writing-mode="lr-tb"/>
    </style:style>
    <style:style style:name="T1" style:family="text">
      <style:text-properties style:font-name="Calibri"/>
    </style:style>
    <style:style style:name="T2" style:family="text">
      <style:text-properties style:font-name="Calibri" fo:font-size="20pt" fo:font-weight="bold" officeooo:rsid="0019ad0f" style:font-size-asian="20pt" style:font-weight-asian="bold" style:font-size-complex="20pt" style:font-weight-complex="bold"/>
    </style:style>
    <style:style style:name="T3" style:family="text">
      <style:text-properties style:font-name="Calibri" fo:font-size="15pt" fo:font-weight="bold" officeooo:rsid="0019ad0f" style:font-size-asian="15pt" style:font-weight-asian="bold" style:font-size-complex="15pt" style:font-weight-complex="bold"/>
    </style:style>
    <style:style style:name="T4" style:family="text">
      <style:text-properties style:font-name="Calibri" fo:font-size="11pt" fo:font-weight="normal" officeooo:rsid="0019ad0f" style:font-size-asian="11pt" style:font-weight-asian="normal" style:font-size-complex="11pt" style:font-weight-complex="normal"/>
    </style:style>
    <style:style style:name="T5" style:family="text">
      <style:text-properties style:font-name="Calibri" fo:font-size="11pt" fo:font-weight="normal" officeooo:rsid="0026358f" style:font-size-asian="11pt" style:font-weight-asian="normal" style:font-size-complex="11pt" style:font-weight-complex="normal"/>
    </style:style>
    <style:style style:name="T6" style:family="text">
      <style:text-properties style:text-underline-style="none"/>
    </style:style>
    <style:style style:name="T7" style:family="text">
      <style:text-properties style:text-underline-style="none" officeooo:rsid="001b8a4b"/>
    </style:style>
    <style:style style:name="T8" style:family="text">
      <style:text-properties style:use-window-font-color="true" loext:opacity="0%" fo:font-size="9pt" style:text-underline-style="none" style:font-size-asian="9pt" style:font-size-complex="9pt"/>
    </style:style>
    <style:style style:name="T9" style:family="text">
      <style:text-properties officeooo:rsid="001b8a4b"/>
    </style:style>
    <style:style style:name="T10" style:family="text">
      <style:text-properties fo:font-size="15pt" fo:font-weight="bold" officeooo:rsid="0019ad0f" style:font-size-asian="15pt" style:font-weight-asian="bold" style:font-size-complex="15pt" style:font-weight-complex="bold"/>
    </style:style>
    <style:style style:name="T11" style:family="text">
      <style:text-properties fo:font-size="15pt" fo:font-weight="bold" officeooo:rsid="001a186f" style:font-size-asian="15pt" style:font-weight-asian="bold" style:font-size-complex="15pt" style:font-weight-complex="bold"/>
    </style:style>
    <style:style style:name="T12" style:family="text">
      <style:text-properties fo:font-size="9pt" style:font-size-asian="9pt" style:font-size-complex="9pt"/>
    </style:style>
    <style:style style:name="T13" style:family="text">
      <style:text-properties officeooo:rsid="00447174"/>
    </style:style>
    <style:style style:name="T14" style:family="text">
      <style:text-properties officeooo:rsid="006a140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fo:margin-left="0in" fo:margin-right="0in" fo:margin-top="0in" fo:margin-bottom="0in"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77448b" draw:textarea-vertical-align="top" draw:auto-grow-height="false" draw:fit-to-size="false" style:shrink-to-fit="false" fo:min-height="0.202in" fo:min-width="0.1035in" fo:padding-top="0.0492in" fo:padding-bottom="0.0492in" fo:padding-left="0.0984in" fo:padding-right="0.0984in" fo:wrap-option="wrap" style:run-through="foreground"/>
    </style:style>
    <style:style style:name="gr3" style:family="graphic">
      <style:graphic-properties draw:stroke="none" svg:stroke-width="0in" draw:fill="solid" draw:fill-color="#ffffff" draw:textarea-vertical-align="top" draw:auto-grow-height="false" draw:fit-to-size="false" style:shrink-to-fit="false" fo:min-height="0.0055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ffffff"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ffffff" draw:textarea-vertical-align="top" draw:auto-grow-height="false" draw:fit-to-size="false" style:shrink-to-fit="false" fo:min-height="0.0264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77448b" draw:textarea-vertical-align="top" draw:auto-grow-height="false" fo:min-height="0.0319in" fo:min-width="0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in" draw:fill="solid" draw:fill-color="#77448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77448b" draw:textarea-vertical-align="top" draw:auto-grow-height="false" fo:min-height="0.002in" fo:min-width="0in" fo:padding-top="0.0492in" fo:padding-bottom="0.0492in" fo:padding-left="0.0984in" fo:padding-right="0.0984in" fo:wrap-option="wrap"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draw:fill-color="#efeded" draw:textarea-horizontal-align="justify" draw:textarea-vertical-align="middle" draw:auto-grow-height="false" fo:min-height="1.7646in" fo:min-width="8.499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30045252240">
          <table:table-cell table:style-name="Table1.A1" office:value-type="string">
            <text:p text:style-name="P14"><draw:custom-shape text:anchor-type="paragraph" draw:z-index="0" draw:name="Shape 1" draw:style-name="gr9" draw:text-style-name="P28" svg:width="8.4996in" svg:height="1.765in" svg:x="-0.8083in" svg:y="-1.0165in"><text:p/><draw:enhanced-geometry svg:viewBox="0 0 21600 21600" draw:type="rectangle" draw:enhanced-path="M 0 0 L 21600 0 21600 21600 0 21600 0 0 Z N"/></draw:custom-shape>THÁI PHÚC HIỆP</text:p>
          </table:table-cell>
          <table:table-cell table:style-name="Table1.B1" office:value-type="string">
            <text:p text:style-name="P10">Thành phố Hồ Chí Minh, Việt Nam <draw:custom-shape text:anchor-type="as-char" draw:z-index="1" draw:name="Shape1" draw:style-name="gr6" draw:text-style-name="P27" svg:width="0.1303in" svg:height="0.1303in"><text:p/><draw:enhanced-geometry draw:mirror-horizontal="false" draw:mirror-vertical="false" svg:viewBox="0 0 0 0" drawooo:sub-view-size="2846 2833" draw:text-areas="0 0 ?f0 ?f1" draw:type="ooxml-non-primitive"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draw:equation draw:name="f0" draw:formula="logwidth"/><draw:equation draw:name="f1" draw:formula="logheight"/></draw:enhanced-geometry></draw:custom-shape></text:p>
            <text:p text:style-name="P10">032886<text:span text:style-name="T9">3</text:span>975 <draw:custom-shape text:anchor-type="as-char" draw:z-index="2" draw:name="Shape2" draw:style-name="gr7" draw:text-style-name="P27" svg:width="0.1205in" svg:height="0.1205in"><text:p/><draw:enhanced-geometry draw:mirror-horizontal="false" draw:mirror-vertical="false" svg:viewBox="0 0 0 0" drawooo:sub-view-size="2552 2616" draw:text-areas="0 0 ?f0 ?f1"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logwidth"/><draw:equation draw:name="f1" draw:formula="logheight"/></draw:enhanced-geometry></draw:custom-shape></text:p>
            <text:p text:style-name="P10"><text:span text:style-name="T7">itmanagertph@gmail.com</text:span><text:span text:style-name="T6"> </text:span><draw:custom-shape text:anchor-type="as-char" draw:z-index="3" draw:name="Shape3" draw:style-name="gr8" draw:text-style-name="P27" svg:width="0.1504in" svg:height="0.1004in"><text:p/><draw:enhanced-geometry draw:mirror-horizontal="false" draw:mirror-vertical="false" svg:viewBox="0 0 0 0" drawooo:sub-view-size="120 80" draw:text-areas="0 0 ?f0 ?f1"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logwidth"/><draw:equation draw:name="f1" draw:formula="logheight"/></draw:enhanced-geometry></draw:custom-shape></text:p>
            <text:p text:style-name="P11">https://www.linkedin.com/in/phuc-hiep-thai-0a256a1ba/ <draw:custom-shape text:anchor-type="as-char" draw:z-index="4" draw:name="Shape4" draw:style-name="gr7" draw:text-style-name="P27" svg:width="0.1205in" svg:height="0.1205in"><text:p/><draw:enhanced-geometry draw:mirror-horizontal="false" draw:mirror-vertical="false" svg:viewBox="0 0 0 0" drawooo:sub-view-size="2616 2610" draw:text-areas="0 0 ?f0 ?f1" draw:type="ooxml-non-primitive" draw:enhanced-path="M 419 978 L 404 978 394 981 390 985 388 995 387 1010 387 1600 387 2196 388 2210 389 2219 394 2223 402 2225 415 2225 749 2225 761 2225 769 2223 773 2219 775 2211 775 2197 775 1006 775 993 773 985 769 979 761 978 747 978 419 978 Z M 1785 947 L 1720 949 1677 955 1635 964 1595 977 1558 994 1523 1013 1490 1037 1459 1065 1431 1097 1405 1133 1401 1138 1396 1144 1392 1142 1392 1122 1391 1004 1391 992 1390 985 1386 981 1378 978 1365 978 1048 978 1033 978 1025 979 1020 985 1019 993 1019 1007 1019 2195 1019 2210 1020 2219 1025 2223 1033 2225 1048 2225 1377 2225 1391 2225 1400 2223 1404 2219 1406 2210 1406 2195 1406 1626 1407 1580 1409 1533 1415 1487 1425 1442 1435 1413 1447 1387 1462 1363 1480 1343 1501 1326 1525 1311 1552 1301 1581 1294 1614 1290 1647 1290 1679 1292 1708 1297 1735 1307 1758 1322 1778 1341 1795 1363 1809 1390 1821 1418 1828 1448 1833 1491 1838 1534 1839 1578 1840 1889 1840 2198 1840 2208 1842 2215 1845 2221 1852 2224 1862 2225 2207 2225 2217 2224 2224 2220 2227 2213 2228 2203 2227 1829 2226 1455 2223 1392 2216 1331 2203 1269 2186 1209 2169 1166 2148 1128 2125 1094 2099 1062 2069 1035 2035 1011 1998 992 1958 975 1914 963 1850 951 1785 947 Z M 582 359 L 546 362 511 370 478 383 449 401 423 423 401 450 383 479 368 511 360 546 357 582 359 618 367 654 382 686 399 715 421 741 447 765 476 783 508 797 542 805 578 808 616 805 651 797 683 784 714 766 740 742 763 717 781 687 795 655 803 620 806 583 803 548 795 513 781 481 763 452 741 426 715 402 685 384 653 370 619 362 582 359 Z M 163 0 L 2451 0 2457 2 2463 4 2498 15 2527 30 2553 49 2575 72 2592 99 2605 128 2613 160 2616 195 2616 2414 2616 2425 2612 2458 2602 2490 2587 2518 2568 2545 2546 2567 2520 2585 2491 2599 2458 2607 2425 2610 189 2610 160 2608 132 2602 106 2591 82 2577 59 2558 41 2540 27 2519 15 2498 7 2475 0 2452 0 158 7 133 17 109 30 85 47 64 67 45 88 29 111 17 136 7 163 0 Z N"><draw:equation draw:name="f0" draw:formula="logwidth"/><draw:equation draw:name="f1" draw:formula="logheight"/></draw:enhanced-geometry></draw:custom-shape></text:p>
            <text:p text:style-name="P6"><text:a xlink:type="simple" xlink:href="https://github.com/tphiepbk" text:style-name="Internet_20_link" text:visited-style-name="Visited_20_Internet_20_Link"><text:span text:style-name="T8">https://github.com/tphiepbk</text:span></text:a><text:span text:style-name="T12"> </text:span><text:span text:style-name="T12"><draw:custom-shape text:anchor-type="as-char" draw:z-index="5" draw:name="Shape5" draw:style-name="gr6" draw:text-style-name="P27" svg:width="0.1303in" svg:height="0.1303in"><text:p/><draw:enhanced-geometry draw:mirror-horizontal="false" draw:mirror-vertical="false" svg:viewBox="0 0 0 0" drawooo:sub-view-size="2691 2691" draw:text-areas="0 0 ?f0 ?f1" draw:type="ooxml-non-primitive" draw:enhanced-path="M 1942 1975 L 1921 2043 1895 2108 1864 2172 1830 2233 1794 2292 1758 2346 1720 2399 1684 2446 1651 2490 1711 2468 1773 2443 1835 2415 1897 2384 1957 2348 2017 2312 2075 2273 2128 2230 2179 2187 2226 2141 2267 2095 2210 2067 2147 2041 2082 2016 2013 1994 1942 1975 Z M 767 1973 L 691 1994 620 2018 553 2045 490 2073 431 2104 478 2156 531 2205 587 2252 648 2296 711 2337 778 2375 845 2409 914 2440 984 2466 1051 2490 1017 2446 982 2399 945 2347 910 2292 875 2234 842 2173 813 2108 787 2042 767 1973 Z M 1260 1906 L 1250 1906 1234 1907 1213 1907 1189 1908 1161 1909 1132 1910 1101 1911 1069 1912 1037 1914 1006 1916 976 1919 948 1921 922 1924 900 1928 912 1970 927 2012 944 2053 963 2093 982 2133 1003 2172 1025 2209 1047 2244 1071 2279 1094 2312 1116 2342 1138 2371 1159 2399 1179 2423 1198 2445 1215 2464 1230 2481 1243 2495 1253 2506 1261 2513 1265 2517 1266 2518 1260 1906 Z M 1436 1905 L 1418 2520 1419 2518 1424 2512 1433 2503 1445 2490 1460 2474 1478 2456 1497 2436 1520 2412 1543 2387 1567 2358 1592 2327 1618 2295 1644 2260 1669 2224 1694 2187 1717 2147 1740 2107 1761 2066 1779 2022 1795 1979 1808 1935 1782 1931 1751 1926 1718 1923 1684 1920 1649 1917 1613 1915 1579 1913 1546 1912 1517 1910 1489 1909 1468 1908 1451 1907 1440 1906 1436 1905 Z M 2016 1420 L 2010 1526 2001 1629 1988 1729 1972 1827 2042 1845 2111 1866 2177 1889 2240 1914 2301 1941 2357 1970 2398 1899 2434 1826 2465 1749 2491 1670 2511 1588 2526 1505 2535 1420 2016 1420 Z M 1428 1420 L 1428 1754 1531 1759 1632 1768 1731 1780 1828 1795 1842 1708 1854 1615 1861 1519 1866 1420 1428 1420 Z M 842 1420 L 847 1520 855 1616 866 1709 880 1797 976 1781 1074 1769 1174 1760 1276 1755 1276 1420 842 1420 Z M 156 1420 L 163 1496 175 1571 193 1644 214 1716 239 1785 269 1853 303 1918 341 1981 398 1950 459 1920 524 1893 591 1868 662 1845 736 1825 720 1728 707 1628 698 1525 692 1420 156 1420 Z M 1816 832 L 1722 847 1626 858 1528 867 1428 872 1428 1269 1865 1269 1861 1175 1854 1084 1844 996 1831 912 1816 832 Z M 892 831 L 877 911 864 995 855 1083 847 1175 843 1269 1276 1269 1276 871 1177 866 1081 858 985 846 892 831 Z M 2324 669 L 2258 701 2190 731 2116 758 2040 782 1961 804 1978 891 1992 982 2003 1075 2011 1171 2016 1269 2534 1269 2526 1186 2511 1105 2492 1026 2468 950 2440 876 2406 804 2367 735 2324 669 Z M 372 660 L 347 696 322 732 300 767 278 802 258 839 240 876 224 914 209 955 196 998 185 1044 175 1093 167 1146 161 1204 157 1267 692 1267 694 1209 695 1160 697 1115 700 1077 702 1044 705 1013 709 987 712 963 716 941 721 919 726 899 731 878 736 855 743 831 749 803 678 785 611 764 548 741 486 716 428 688 372 660 Z M 1717 217 L 1754 267 1787 321 1819 381 1849 444 1877 511 1902 581 1925 656 1991 638 2054 619 2114 596 2171 573 2226 549 2172 495 2116 443 2056 395 1994 351 1929 311 1861 275 1791 243 1717 217 Z M 998 209 L 922 235 849 267 778 302 710 342 646 387 584 435 526 488 471 543 527 569 586 594 648 619 713 640 782 658 806 582 832 510 861 440 892 376 925 315 961 259 998 209 Z M 1276 172 L 1239 189 1204 213 1168 243 1133 279 1100 321 1067 368 1036 421 1007 479 979 543 952 612 929 684 1013 697 1099 707 1187 716 1276 720 1276 172 Z M 1428 169 L 1428 721 1518 716 1606 709 1693 697 1779 684 1755 611 1728 541 1700 477 1671 419 1639 365 1606 317 1572 276 1537 239 1500 210 1464 186 1428 169 Z M 1345 0 L 1437 3 1528 12 1616 27 1702 48 1787 75 1869 106 1947 142 2024 184 2097 230 2167 281 2234 335 2297 395 2355 457 2411 524 2461 593 2507 667 2549 744 2585 823 2616 904 2643 988 2664 1075 2679 1164 2688 1253 2691 1346 2688 1438 2679 1528 2664 1617 2643 1703 2616 1787 2585 1869 2549 1949 2507 2024 2461 2098 2411 2168 2355 2234 2297 2297 2234 2356 2167 2411 2097 2461 2024 2508 1947 2549 1869 2585 1787 2618 1702 2644 1616 2664 1528 2679 1437 2688 1345 2691 1253 2688 1162 2679 1075 2664 988 2644 904 2618 822 2585 743 2549 667 2508 593 2461 524 2411 457 2356 394 2297 335 2234 280 2168 230 2098 184 2024 142 1949 106 1869 74 1787 47 1703 27 1617 12 1528 3 1438 0 1346 3 1253 12 1164 27 1075 47 988 74 904 106 823 142 744 184 667 230 593 280 524 335 457 394 395 457 335 524 281 593 230 667 184 743 142 822 106 904 75 988 48 1075 27 1162 12 1253 3 1345 0 Z N"><draw:equation draw:name="f0" draw:formula="logwidth"/><draw:equation draw:name="f1" draw:formula="logheight"/></draw:enhanced-geometry></draw:custom-shape></text:span></text:p>
          </table:table-cell>
        </table:table-row>
      </table:table>
      <text:p text:style-name="P13"/>
      <text:p text:style-name="P3"/>
      <text:p text:style-name="P7"><draw:g text:anchor-type="as-char" svg:y="-0.2327in" draw:z-index="6" draw:name="Shape6"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4" draw:text-style-name="P26" svg:width="0.0807in" svg:height="0.0094in" svg:x="0.1126in" svg:y="0.1091in"><text:p/><draw:enhanced-geometry draw:mirror-horizontal="false" draw:mirror-vertical="false" svg:viewBox="0 0 0 0" drawooo:sub-view-size="869 108" draw:text-areas="0 0 ?f0 ?f1" draw:type="ooxml-non-primitive" draw:enhanced-path="M 54 0 L 815 0 832 3 847 10 858 22 866 37 869 54 866 71 858 86 847 98 832 106 815 108 54 108 37 106 22 98 10 86 3 71 0 54 3 37 10 22 22 10 37 3 54 0 Z N"><draw:equation draw:name="f0" draw:formula="logwidth"/><draw:equation draw:name="f1" draw:formula="logheight"/></draw:enhanced-geometry></draw:custom-shape><draw:custom-shape draw:style-name="gr4" draw:text-style-name="P26" svg:width="0.0807in" svg:height="0.0106in" svg:x="0.1126in" svg:y="0.1437in"><text:p/><draw:enhanced-geometry draw:mirror-horizontal="false" draw:mirror-vertical="false" svg:viewBox="0 0 0 0" drawooo:sub-view-size="869 108" draw:text-areas="0 0 ?f0 ?f1" draw:type="ooxml-non-primitive" draw:enhanced-path="M 54 0 L 815 0 832 2 847 10 858 22 866 37 869 54 866 71 858 86 847 98 832 105 815 108 54 108 37 105 22 98 10 86 3 71 0 54 3 37 10 22 22 10 37 2 54 0 Z N"><draw:equation draw:name="f0" draw:formula="logwidth"/><draw:equation draw:name="f1" draw:formula="logheight"/></draw:enhanced-geometry></draw:custom-shape><draw:custom-shape draw:style-name="gr4" draw:text-style-name="P26" svg:width="0.0807in" svg:height="0.0079in" svg:x="0.1126in" svg:y="0.1819in"><text:p/><draw:enhanced-geometry draw:mirror-horizontal="false" draw:mirror-vertical="false" svg:viewBox="0 0 0 0" drawooo:sub-view-size="869 109" draw:text-areas="0 0 ?f0 ?f1" draw:type="ooxml-non-primitive" draw:enhanced-path="M 54 0 L 815 0 832 3 847 11 858 23 866 37 869 55 866 72 858 87 847 98 832 106 815 109 54 109 37 106 22 98 10 87 3 72 0 55 3 37 10 23 22 11 37 3 54 0 Z N"><draw:equation draw:name="f0" draw:formula="logwidth"/><draw:equation draw:name="f1" draw:formula="logheight"/></draw:enhanced-geometry></draw:custom-shape></draw:g><text:s/><text:span text:style-name="T10">MỤC TIÊU</text:span></text:p>
      <text:p text:style-name="P1"/>
      <text:list xml:id="list1593458216" text:style-name="L1">
        <text:list-item>
          <text:p text:style-name="P21">Được làm việc ở vị trí <text:span text:style-name="T13">Software Engineer</text:span></text:p>
        </text:list-item>
        <text:list-item>
          <text:p text:style-name="P22">Tìm hiểu và làm việc với các ngôn ngữ: C#, Java, JavaScript, HTML, CSS, <text:span text:style-name="T13">SQL</text:span></text:p>
        </text:list-item>
        <text:list-item>
          <text:p text:style-name="P21">Học hỏi, trau dồi các kĩ năng phục vụ tốt hơn cho công việc</text:p>
        </text:list-item>
        <text:list-item>
          <text:p text:style-name="P21">Trở thành <text:span text:style-name="T13">nhân</text:span> viên <text:span text:style-name="T13">chính thức </text:span>của công ty, đóng góp cho sự phát triển của công ty</text:p>
        </text:list-item>
      </text:list>
      <text:p text:style-name="P15"/>
      <text:p text:style-name="P8"><draw:g text:anchor-type="as-char" svg:y="-0.2264in" draw:z-index="8" draw:name="Shape7"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4" draw:text-style-name="P26" svg:width="0.165in" svg:height="0.098in" svg:x="0.0701in" svg:y="0.1in"><text:p/><draw:enhanced-geometry draw:mirror-horizontal="false" draw:mirror-vertical="false" svg:viewBox="0 0 0 0" drawooo:sub-view-size="1789 1079" draw:text-areas="0 0 ?f0 ?f1" draw:type="ooxml-non-primitive" draw:enhanced-path="M 123 777 L 118 779 112 786 104 798 95 813 87 832 80 855 75 881 166 881 162 852 155 828 148 809 140 793 133 783 127 778 123 777 Z M 1400 502 L 1252 549 1107 594 962 636 932 642 900 645 868 643 838 637 693 594 548 549 401 503 400 509 400 520 400 538 399 560 399 585 398 613 398 643 397 673 397 702 397 730 397 756 397 778 396 795 396 809 396 815 398 838 400 857 404 874 410 887 419 898 432 907 448 914 503 931 554 946 600 959 644 971 685 981 723 989 759 996 793 1001 827 1004 861 1006 894 1006 929 1004 964 1000 1001 995 1041 988 1083 979 1128 968 1178 956 1231 941 1289 925 1352 907 1362 903 1372 896 1382 886 1390 876 1395 865 1398 855 1400 739 1400 622 1400 502 Z M 898 74 L 864 75 831 78 800 83 772 90 735 100 696 111 655 123 611 136 566 150 521 164 475 178 430 193 385 207 342 221 301 235 261 249 224 261 191 272 161 283 135 291 115 299 99 305 92 309 90 313 90 318 92 323 94 325 109 330 129 337 154 346 183 356 216 367 252 379 291 391 332 405 375 419 419 433 465 447 510 462 556 476 601 490 646 503 688 516 729 528 767 538 802 548 840 556 880 560 921 560 961 555 1000 547 1032 538 1066 529 1103 518 1142 507 1183 495 1225 482 1267 469 1310 456 1353 443 1395 430 1436 417 1476 405 1515 392 1551 381 1585 370 1616 360 1644 351 1668 343 1688 337 1704 332 1715 328 1721 326 1723 322 1724 319 1724 316 1722 313 1721 310 1713 308 1702 304 1686 298 1665 292 1641 284 1612 274 1581 264 1546 253 1509 241 1470 229 1430 216 1388 203 1345 190 1302 177 1259 163 1217 150 1175 138 1133 126 1094 114 1057 104 1022 94 990 85 962 79 930 76 898 74 Z M 877 0 L 922 1 964 6 1004 15 1035 23 1070 33 1106 44 1145 55 1186 67 1227 80 1269 92 1311 105 1353 118 1394 131 1435 144 1474 157 1512 169 1548 180 1581 191 1611 200 1638 209 1661 216 1680 223 1694 227 1704 231 1708 232 1727 239 1743 248 1758 257 1771 268 1780 282 1787 297 1789 316 1788 333 1785 348 1779 361 1770 372 1758 382 1740 392 1716 401 1651 423 1585 445 1519 464 1502 469 1489 476 1480 485 1473 496 1470 511 1469 528 1471 845 1471 862 1469 879 1465 895 1458 910 1448 924 1434 938 1416 950 1394 961 1366 971 1303 989 1245 1006 1193 1021 1144 1034 1099 1046 1058 1056 1020 1064 984 1070 950 1075 917 1078 885 1079 854 1078 822 1076 789 1072 755 1067 719 1059 681 1050 641 1040 596 1027 548 1013 495 998 438 980 411 970 387 957 367 941 351 922 339 900 332 875 328 846 329 814 329 810 329 800 329 783 329 763 329 739 329 713 330 686 330 658 330 631 331 605 331 581 332 562 332 546 332 536 332 533 331 514 328 498 321 486 310 477 296 469 279 464 242 454 201 441 156 428 156 449 156 473 157 498 157 523 157 548 157 571 157 592 158 610 158 623 158 632 158 635 160 650 164 664 171 679 178 693 185 706 191 717 197 725 200 730 220 772 233 815 240 859 243 904 241 951 197 951 149 951 2 951 1 920 0 888 2 857 6 825 14 793 27 763 45 733 58 714 69 697 76 679 82 658 85 634 85 631 85 621 85 606 85 588 85 566 85 544 85 520 85 499 85 478 85 462 85 449 85 442 84 433 82 423 79 413 73 403 64 395 46 384 32 371 21 357 14 341 11 324 14 304 21 287 31 272 45 259 60 248 77 239 93 232 121 223 154 212 191 199 231 186 274 172 319 157 366 141 414 126 463 110 510 95 557 81 602 67 646 53 686 41 722 31 754 22 781 15 830 5 877 0 Z N"><draw:equation draw:name="f0" draw:formula="logwidth"/><draw:equation draw:name="f1" draw:formula="logheight"/></draw:enhanced-geometry></draw:custom-shape></draw:g><text:s/><text:span text:style-name="T10">HỌC VẤN</text:span></text:p>
      <text:p text:style-name="P1"/>
      <text:p text:style-name="P18">Khoa Khoa học và Kỹ thuật Máy tính | Đại học Bách Khoa Thành phố Hồ Chí Minh</text:p>
      <text:p text:style-name="P16">08/2018 – Hiện tại</text:p>
      <text:p text:style-name="P16">Chuyên ngành : Khoa học máy tính</text:p>
      <text:p text:style-name="P16">GPA hiện tại : 8.<text:span text:style-name="T14">09</text:span></text:p>
      <text:p text:style-name="P15"/>
      <text:p text:style-name="P19"><text:span text:style-name="T1"><draw:g text:anchor-type="as-char" svg:y="-0.2126in" draw:z-index="9" draw:name="Shape8"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4" draw:text-style-name="P26" svg:width="0.165in" svg:height="0.098in" svg:x="0.0701in" svg:y="0.1in"><text:p/><draw:enhanced-geometry draw:mirror-horizontal="false" draw:mirror-vertical="false" svg:viewBox="0 0 0 0" drawooo:sub-view-size="1789 1079" draw:text-areas="0 0 ?f0 ?f1" draw:type="ooxml-non-primitive" draw:enhanced-path="M 123 777 L 118 779 112 786 104 798 95 813 87 832 80 855 75 881 166 881 162 852 155 828 148 809 140 793 133 783 127 778 123 777 Z M 1400 502 L 1252 549 1107 594 962 636 932 642 900 645 868 643 838 637 693 594 548 549 401 503 400 509 400 520 400 538 399 560 399 585 398 613 398 643 397 673 397 702 397 730 397 756 397 778 396 795 396 809 396 815 398 838 400 857 404 874 410 887 419 898 432 907 448 914 503 931 554 946 600 959 644 971 685 981 723 989 759 996 793 1001 827 1004 861 1006 894 1006 929 1004 964 1000 1001 995 1041 988 1083 979 1128 968 1178 956 1231 941 1289 925 1352 907 1362 903 1372 896 1382 886 1390 876 1395 865 1398 855 1400 739 1400 622 1400 502 Z M 898 74 L 864 75 831 78 800 83 772 90 735 100 696 111 655 123 611 136 566 150 521 164 475 178 430 193 385 207 342 221 301 235 261 249 224 261 191 272 161 283 135 291 115 299 99 305 92 309 90 313 90 318 92 323 94 325 109 330 129 337 154 346 183 356 216 367 252 379 291 391 332 405 375 419 419 433 465 447 510 462 556 476 601 490 646 503 688 516 729 528 767 538 802 548 840 556 880 560 921 560 961 555 1000 547 1032 538 1066 529 1103 518 1142 507 1183 495 1225 482 1267 469 1310 456 1353 443 1395 430 1436 417 1476 405 1515 392 1551 381 1585 370 1616 360 1644 351 1668 343 1688 337 1704 332 1715 328 1721 326 1723 322 1724 319 1724 316 1722 313 1721 310 1713 308 1702 304 1686 298 1665 292 1641 284 1612 274 1581 264 1546 253 1509 241 1470 229 1430 216 1388 203 1345 190 1302 177 1259 163 1217 150 1175 138 1133 126 1094 114 1057 104 1022 94 990 85 962 79 930 76 898 74 Z M 877 0 L 922 1 964 6 1004 15 1035 23 1070 33 1106 44 1145 55 1186 67 1227 80 1269 92 1311 105 1353 118 1394 131 1435 144 1474 157 1512 169 1548 180 1581 191 1611 200 1638 209 1661 216 1680 223 1694 227 1704 231 1708 232 1727 239 1743 248 1758 257 1771 268 1780 282 1787 297 1789 316 1788 333 1785 348 1779 361 1770 372 1758 382 1740 392 1716 401 1651 423 1585 445 1519 464 1502 469 1489 476 1480 485 1473 496 1470 511 1469 528 1471 845 1471 862 1469 879 1465 895 1458 910 1448 924 1434 938 1416 950 1394 961 1366 971 1303 989 1245 1006 1193 1021 1144 1034 1099 1046 1058 1056 1020 1064 984 1070 950 1075 917 1078 885 1079 854 1078 822 1076 789 1072 755 1067 719 1059 681 1050 641 1040 596 1027 548 1013 495 998 438 980 411 970 387 957 367 941 351 922 339 900 332 875 328 846 329 814 329 810 329 800 329 783 329 763 329 739 329 713 330 686 330 658 330 631 331 605 331 581 332 562 332 546 332 536 332 533 331 514 328 498 321 486 310 477 296 469 279 464 242 454 201 441 156 428 156 449 156 473 157 498 157 523 157 548 157 571 157 592 158 610 158 623 158 632 158 635 160 650 164 664 171 679 178 693 185 706 191 717 197 725 200 730 220 772 233 815 240 859 243 904 241 951 197 951 149 951 2 951 1 920 0 888 2 857 6 825 14 793 27 763 45 733 58 714 69 697 76 679 82 658 85 634 85 631 85 621 85 606 85 588 85 566 85 544 85 520 85 499 85 478 85 462 85 449 85 442 84 433 82 423 79 413 73 403 64 395 46 384 32 371 21 357 14 341 11 324 14 304 21 287 31 272 45 259 60 248 77 239 93 232 121 223 154 212 191 199 231 186 274 172 319 157 366 141 414 126 463 110 510 95 557 81 602 67 646 53 686 41 722 31 754 22 781 15 830 5 877 0 Z N"><draw:equation draw:name="f0" draw:formula="logwidth"/><draw:equation draw:name="f1" draw:formula="logheight"/></draw:enhanced-geometry></draw:custom-shape></draw:g></text:span><text:span text:style-name="T1"><text:s/></text:span><text:span text:style-name="T3">THÀNH TÍCH</text:span><text:span text:style-name="T2"> </text:span></text:p>
      <text:p text:style-name="P4"/>
      <text:list xml:id="list3024607206" text:style-name="L2">
        <text:list-item>
          <text:p text:style-name="P20"><text:span text:style-name="T4">T</text:span><text:span text:style-name="T5">op 50 vòng chung kết cuộc thi CodeTour x Uni 2019</text:span></text:p>
        </text:list-item>
      </text:list>
      <text:p text:style-name="P5"/>
      <text:p text:style-name="P8"><draw:g text:anchor-type="as-char" svg:y="-0.2181in" draw:z-index="7" draw:name="Shape 3"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4" draw:text-style-name="P26" svg:width="0.0807in" svg:height="0.0094in" svg:x="0.1126in" svg:y="0.1091in"><text:p/><draw:enhanced-geometry draw:mirror-horizontal="false" draw:mirror-vertical="false" svg:viewBox="0 0 0 0" drawooo:sub-view-size="869 108" draw:text-areas="0 0 ?f0 ?f1" draw:type="ooxml-non-primitive" draw:enhanced-path="M 54 0 L 815 0 832 3 847 10 858 22 866 37 869 54 866 71 858 86 847 98 832 106 815 108 54 108 37 106 22 98 10 86 3 71 0 54 3 37 10 22 22 10 37 3 54 0 Z N"><draw:equation draw:name="f0" draw:formula="logwidth"/><draw:equation draw:name="f1" draw:formula="logheight"/></draw:enhanced-geometry></draw:custom-shape><draw:custom-shape draw:style-name="gr4" draw:text-style-name="P26" svg:width="0.0807in" svg:height="0.0106in" svg:x="0.1126in" svg:y="0.1437in"><text:p/><draw:enhanced-geometry draw:mirror-horizontal="false" draw:mirror-vertical="false" svg:viewBox="0 0 0 0" drawooo:sub-view-size="869 108" draw:text-areas="0 0 ?f0 ?f1" draw:type="ooxml-non-primitive" draw:enhanced-path="M 54 0 L 815 0 832 2 847 10 858 22 866 37 869 54 866 71 858 86 847 98 832 105 815 108 54 108 37 105 22 98 10 86 3 71 0 54 3 37 10 22 22 10 37 2 54 0 Z N"><draw:equation draw:name="f0" draw:formula="logwidth"/><draw:equation draw:name="f1" draw:formula="logheight"/></draw:enhanced-geometry></draw:custom-shape><draw:custom-shape draw:style-name="gr4" draw:text-style-name="P26" svg:width="0.0807in" svg:height="0.0079in" svg:x="0.1126in" svg:y="0.1819in"><text:p/><draw:enhanced-geometry draw:mirror-horizontal="false" draw:mirror-vertical="false" svg:viewBox="0 0 0 0" drawooo:sub-view-size="869 109" draw:text-areas="0 0 ?f0 ?f1" draw:type="ooxml-non-primitive" draw:enhanced-path="M 54 0 L 815 0 832 3 847 11 858 23 866 37 869 55 866 72 858 87 847 98 832 106 815 109 54 109 37 106 22 98 10 87 3 72 0 55 3 37 10 23 22 11 37 3 54 0 Z N"><draw:equation draw:name="f0" draw:formula="logwidth"/><draw:equation draw:name="f1" draw:formula="logheight"/></draw:enhanced-geometry></draw:custom-shape></draw:g><text:s/><text:span text:style-name="T10">CHỨNG CHỈ</text:span></text:p>
      <text:p text:style-name="P1"/>
      <text:list xml:id="list1950272949" text:style-name="L3">
        <text:list-item>
          <text:p text:style-name="P23">JavaScript Algorithms and Data Structures - freeCodeCamp</text:p>
        </text:list-item>
      </text:list>
      <text:p text:style-name="P15"/>
      <text:p text:style-name="P9"><draw:g text:anchor-type="as-char" svg:y="-0.2291in" draw:z-index="12" draw:name="Shape10"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3" draw:text-style-name="P26" svg:width="0.1303in" svg:height="0.1039in" svg:x="0.0874in" svg:y="0.0898in"><text:p/><draw:enhanced-geometry draw:mirror-horizontal="false" draw:mirror-vertical="false" svg:viewBox="0 0 0 0" drawooo:sub-view-size="1395 1106" draw:text-areas="0 0 ?f0 ?f1" draw:type="ooxml-non-primitive" draw:enhanced-path="M 79 655 L 79 1000 81 1010 87 1018 97 1023 107 1025 1288 1025 1299 1023 1308 1018 1314 1010 1316 1000 1316 655 1301 667 1288 675 1276 681 1263 685 1234 690 1205 691 815 691 815 756 812 770 803 781 791 789 776 792 632 792 617 789 605 781 596 770 593 756 593 691 203 691 174 690 145 685 133 681 119 675 104 668 91 661 79 655 Z M 1293 287 L 109 288 98 290 89 295 83 304 80 313 79 502 82 523 88 542 99 559 112 574 122 580 135 586 148 591 160 595 181 601 203 603 593 603 593 538 596 525 605 513 617 505 632 502 776 502 791 505 803 513 812 525 815 538 815 603 1205 603 1227 601 1248 595 1267 586 1284 574 1297 559 1307 542 1314 523 1316 502 1322 311 1319 302 1313 294 1304 288 1293 287 Z M 510 80 L 510 201 900 201 900 80 510 80 Z M 520 0 L 888 0 907 1 925 6 941 14 954 25 966 38 975 52 981 68 983 85 983 201 1269 201 1295 203 1317 208 1336 216 1352 226 1365 239 1376 253 1385 270 1390 287 1394 306 1395 326 1395 980 1393 1006 1387 1029 1378 1049 1366 1066 1351 1080 1333 1091 1314 1099 1292 1104 1269 1106 135 1106 104 1105 79 1101 57 1094 40 1085 26 1073 15 1059 7 1042 3 1024 0 1003 0 980 0 326 2 306 6 287 12 269 20 252 31 238 45 225 62 215 82 207 107 203 135 201 426 201 426 85 428 68 433 52 442 38 454 25 467 14 483 6 501 1 520 0 Z N"><draw:equation draw:name="f0" draw:formula="logwidth"/><draw:equation draw:name="f1" draw:formula="logheight"/></draw:enhanced-geometry></draw:custom-shape></draw:g><text:s/><text:span text:style-name="T10">KINH NGHIỆM</text:span></text:p>
      <text:p text:style-name="P2"/>
      <text:p text:style-name="P17">Thực tập sinh tại DEK Technologies</text:p>
      <text:p text:style-name="P12">26/07/2021 – 01/10/2021</text:p>
      <text:p text:style-name="P12"/>
      <text:list xml:id="list204787581" text:style-name="L4">
        <text:list-item>
          <text:p text:style-name="P24">Hiện thực một High Availability Chat Service</text:p>
        </text:list-item>
        <text:list-item>
          <text:p text:style-name="P24">Hoạt động theo cơ chế Client-Server</text:p>
        </text:list-item>
        <text:list-item>
          <text:p text:style-name="P24">Các ngôn ngữ và công nghệ sử dụng : C++, Cmake, Bashscript, MySQL, Docker - Kubernetes</text:p>
        </text:list-item>
        <text:list-item>
          <text:p text:style-name="P24">Quản lý dự án theo mô hình Scrum - Agile</text:p>
        </text:list-item>
        <text:list-item>
          <text:p text:style-name="P24">Vai trò : Coder, Tester</text:p>
        </text:list-item>
      </text:list>
      <text:p text:style-name="P15"/>
      <text:p text:style-name="P9"><draw:g text:anchor-type="as-char" svg:y="-0.2256in" draw:z-index="10" draw:name="Shape11"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4" draw:text-style-name="P26" svg:width="0.0059in" svg:height="0.0059in" svg:x="0.1925in" svg:y="0.1957in"><text:p/><draw:enhanced-geometry draw:mirror-horizontal="false" draw:mirror-vertical="false" svg:viewBox="0 0 0 0" drawooo:sub-view-size="70 70" draw:text-areas="0 0 ?f0 ?f1" draw:type="ooxml-non-primitive" draw:enhanced-path="M 35 0 L 49 2 60 10 67 21 70 35 67 48 60 60 49 67 35 70 21 67 10 60 3 48 0 35 3 21 10 10 21 2 35 0 Z N"><draw:equation draw:name="f0" draw:formula="logwidth"/><draw:equation draw:name="f1" draw:formula="logheight"/></draw:enhanced-geometry></draw:custom-shape><draw:custom-shape draw:style-name="gr5" draw:text-style-name="P26" svg:width="0.1268in" svg:height="0.1248in" svg:x="0.0862in" svg:y="0.0898in"><text:p/><draw:enhanced-geometry draw:mirror-horizontal="false" draw:mirror-vertical="false" svg:viewBox="0 0 0 0" drawooo:sub-view-size="1362 1356" draw:text-areas="0 0 ?f0 ?f1" draw:type="ooxml-non-primitive" draw:enhanced-path="M 342 68 L 400 128 424 155 444 181 457 205 465 229 468 252 467 274 461 296 450 319 435 341 417 366 395 390 370 416 342 439 314 456 285 466 256 470 232 467 209 461 188 452 169 441 151 429 136 416 122 403 70 352 76 383 87 413 101 442 121 471 144 496 170 517 198 534 228 545 259 552 301 558 341 569 379 583 415 601 450 624 484 650 517 681 685 852 855 1022 1026 1189 1068 1230 1091 1251 1113 1267 1135 1279 1155 1286 1175 1288 1198 1285 1221 1276 1245 1260 1258 1249 1271 1235 1282 1219 1290 1201 1294 1180 1292 1156 1284 1131 1270 1106 1249 1082 1108 939 965 796 804 635 645 473 627 453 609 428 593 400 579 369 570 334 566 300 562 263 553 228 540 195 522 165 500 139 474 116 445 97 412 83 378 73 342 68 Z M 327 0 L 368 3 407 10 445 22 480 39 512 60 541 84 567 112 589 144 607 179 620 216 629 256 633 298 636 321 642 343 652 367 664 389 678 409 693 426 894 629 1097 831 1298 1035 1322 1063 1341 1092 1353 1122 1360 1152 1362 1182 1357 1211 1348 1239 1332 1265 1312 1291 1286 1314 1259 1332 1231 1345 1203 1353 1175 1356 1145 1353 1114 1343 1083 1328 1052 1306 1020 1278 835 1097 651 914 468 729 442 703 413 681 385 662 355 646 323 634 289 625 252 619 214 611 178 599 145 581 114 560 86 534 62 505 41 474 24 440 12 404 4 366 0 327 2 289 9 250 22 212 72 260 121 307 169 353 188 371 206 385 223 394 240 400 256 402 272 400 289 393 306 383 323 368 345 344 363 325 378 307 389 291 396 276 400 263 400 249 397 236 391 222 381 208 368 192 352 175 303 125 254 75 204 23 246 10 287 3 327 0 Z N"><draw:equation draw:name="f0" draw:formula="logwidth"/><draw:equation draw:name="f1" draw:formula="logheight"/></draw:enhanced-geometry></draw:custom-shape><draw:custom-shape draw:style-name="gr4" draw:text-style-name="P26" svg:width="0.0587in" svg:height="0.0587in" svg:x="0.1575in" svg:y="0.0862in"><text:p/><draw:enhanced-geometry draw:mirror-horizontal="false" draw:mirror-vertical="false" svg:viewBox="0 0 0 0" drawooo:sub-view-size="640 662" draw:text-areas="0 0 ?f0 ?f1" draw:type="ooxml-non-primitive" draw:enhanced-path="M 451 0 L 480 3 508 10 536 22 562 38 586 58 606 80 621 104 631 129 638 156 640 183 638 211 632 239 622 266 607 291 588 316 576 329 561 344 545 361 526 380 506 401 485 422 463 444 441 466 418 488 395 510 373 532 351 553 330 573 311 591 293 608 277 624 263 637 252 647 244 655 239 660 237 662 182 610 183 609 189 604 197 596 208 585 222 572 239 557 256 540 276 521 296 501 318 481 340 459 363 437 386 415 408 392 430 370 451 349 471 330 489 311 506 294 520 279 532 265 549 244 560 221 565 198 565 174 560 152 550 131 534 112 519 99 503 89 485 81 466 76 447 74 428 75 409 81 391 90 374 104 360 119 343 137 325 158 305 181 284 206 262 233 239 260 216 288 193 315 171 342 150 369 130 393 112 417 96 437 82 454 70 468 61 478 0 424 7 416 17 404 30 388 45 370 61 350 80 328 100 305 120 280 142 254 164 228 186 201 208 176 230 151 252 127 271 104 290 84 307 66 321 51 344 32 369 17 395 7 423 1 451 0 Z N"><draw:equation draw:name="f0" draw:formula="logwidth"/><draw:equation draw:name="f1" draw:formula="logheight"/></draw:enhanced-geometry></draw:custom-shape><draw:custom-shape draw:style-name="gr4" draw:text-style-name="P26" svg:width="0.0516in" svg:height="0.0551in" svg:x="0.0909in" svg:y="0.1646in"><text:p/><draw:enhanced-geometry draw:mirror-horizontal="false" draw:mirror-vertical="false" svg:viewBox="0 0 0 0" drawooo:sub-view-size="578 601" draw:text-areas="0 0 ?f0 ?f1" draw:type="ooxml-non-primitive" draw:enhanced-path="M 366 0 L 424 58 232 281 222 284 201 293 182 307 164 325 147 346 132 369 119 394 106 420 96 446 87 471 79 494 73 515 69 533 77 533 103 523 132 511 161 497 191 481 219 463 245 445 268 425 286 405 298 384 304 363 306 349 519 146 578 206 376 387 367 415 353 440 335 464 314 485 290 505 266 523 241 538 216 552 193 563 172 573 153 580 139 586 129 589 118 592 104 595 88 598 72 600 55 601 40 601 27 599 16 595 10 590 5 580 2 566 1 551 0 535 1 520 2 505 4 494 5 486 5 483 6 481 8 473 12 460 17 444 24 425 33 403 43 380 55 356 69 331 84 307 102 284 121 262 142 243 165 228 189 216 366 0 Z N"><draw:equation draw:name="f0" draw:formula="logwidth"/><draw:equation draw:name="f1" draw:formula="logheight"/></draw:enhanced-geometry></draw:custom-shape></draw:g><text:s/><text:span text:style-name="T11">KỸ NĂNG CHUYÊN NGÀNH</text:span></text:p>
      <text:p text:style-name="P1"/>
      <text:list xml:id="list160322377010509" text:continue-numbering="true" text:style-name="L4">
        <text:list-item>
          <text:p text:style-name="P24">C++</text:p>
        </text:list-item>
        <text:list-item>
          <text:p text:style-name="P24">Python</text:p>
        </text:list-item>
        <text:list-item>
          <text:p text:style-name="P24">JavaScript</text:p>
        </text:list-item>
        <text:list-item>
          <text:p text:style-name="P24">Vim</text:p>
        </text:list-item>
        <text:list-item>
          <text:p text:style-name="P24">Git &amp; GitHub</text:p>
        </text:list-item>
      </text:list>
      <text:p text:style-name="P3"/>
      <text:p text:style-name="P15"/>
      <text:p text:style-name="P9"><draw:g text:anchor-type="as-char" svg:y="-0.239in" draw:z-index="11" draw:name="Shape12" draw:style-name="gr1"><draw:custom-shape draw:style-name="gr2" draw:text-style-name="P25" svg:width="0.3004in" svg:height="0.3004in" svg:x="0in" svg:y="0in"><text:p/><draw:enhanced-geometry draw:mirror-horizontal="false" draw:mirror-vertical="false" svg:viewBox="0 0 0 0" drawooo:sub-view-size="3246 3246" draw:text-areas="0 0 ?f0 ?f1" draw:type="ooxml-non-primitive"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draw:equation draw:name="f0" draw:formula="logwidth"/><draw:equation draw:name="f1" draw:formula="logheight"/></draw:enhanced-geometry></draw:custom-shape><draw:custom-shape draw:style-name="gr4" draw:text-style-name="P26" svg:width="0.0232in" svg:height="0.0232in" svg:x="0.098in" svg:y="0.1402in"><text:p/><draw:enhanced-geometry draw:mirror-horizontal="false" draw:mirror-vertical="false" svg:viewBox="0 0 0 0" drawooo:sub-view-size="261 261" draw:text-areas="0 0 ?f0 ?f1" draw:type="ooxml-non-primitive" draw:enhanced-path="M 130 0 L 157 3 181 10 203 22 223 38 239 58 251 80 258 104 261 131 258 157 251 181 239 204 223 223 203 239 181 251 157 259 130 261 104 259 80 251 57 239 38 223 22 204 10 181 2 157 0 131 2 104 10 80 22 58 38 38 57 22 80 10 104 3 130 0 Z N"><draw:equation draw:name="f0" draw:formula="logwidth"/><draw:equation draw:name="f1" draw:formula="logheight"/></draw:enhanced-geometry></draw:custom-shape><draw:custom-shape draw:style-name="gr4" draw:text-style-name="P26" svg:width="0.0248in" svg:height="0.0232in" svg:x="0.1402in" svg:y="0.1402in"><text:p/><draw:enhanced-geometry draw:mirror-horizontal="false" draw:mirror-vertical="false" svg:viewBox="0 0 0 0" drawooo:sub-view-size="262 261" draw:text-areas="0 0 ?f0 ?f1" draw:type="ooxml-non-primitive" draw:enhanced-path="M 131 0 L 157 3 182 10 204 22 223 38 239 58 251 80 259 104 262 131 259 157 251 181 239 204 223 223 204 239 182 251 157 259 131 261 105 259 80 251 58 239 39 223 23 204 11 181 3 157 0 131 3 104 11 80 23 58 39 38 58 22 80 10 105 3 131 0 Z N"><draw:equation draw:name="f0" draw:formula="logwidth"/><draw:equation draw:name="f1" draw:formula="logheight"/></draw:enhanced-geometry></draw:custom-shape><draw:custom-shape draw:style-name="gr4" draw:text-style-name="P26" svg:width="0.0232in" svg:height="0.0232in" svg:x="0.1854in" svg:y="0.1402in"><text:p/><draw:enhanced-geometry draw:mirror-horizontal="false" draw:mirror-vertical="false" svg:viewBox="0 0 0 0" drawooo:sub-view-size="261 261" draw:text-areas="0 0 ?f0 ?f1" draw:type="ooxml-non-primitive" draw:enhanced-path="M 130 0 L 157 3 181 10 204 22 223 38 239 58 251 80 258 104 261 131 258 157 251 181 239 204 223 223 204 239 181 251 157 259 130 261 104 259 80 251 58 239 38 223 22 204 10 181 3 157 0 131 3 104 10 80 22 58 38 38 58 22 80 10 104 3 130 0 Z N"><draw:equation draw:name="f0" draw:formula="logwidth"/><draw:equation draw:name="f1" draw:formula="logheight"/></draw:enhanced-geometry></draw:custom-shape></draw:g><text:s/><text:span text:style-name="T11">KỸ NĂNG MỀM</text:span></text:p>
      <text:p text:style-name="P1"/>
      <text:list xml:id="list160321835909275" text:continue-numbering="true" text:style-name="L4">
        <text:list-item>
          <text:p text:style-name="P24">Thuyết trình</text:p>
        </text:list-item>
        <text:list-item>
          <text:p text:style-name="P24">Làm việc nhóm</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Contact_20_Info" style:display-name="Contact Info" style:family="paragraph" style:parent-style-name="Standard">
      <style:paragraph-properties fo:margin-top="0.028in" fo:margin-bottom="0in" style:contextual-spacing="false" fo:text-align="end" style:justify-single-word="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0.5in" fo:margin-right="0in" fo:margin-top="0in" fo:margin-bottom="0.0555in" style:contextual-spacing="true" fo:text-indent="0in" style:auto-text-indent="false"/>
    </style:style>
    <style:style style:name="List_20_Bullet" style:display-name="List Bullet" style:family="paragraph" style:parent-style-name="Standard" style:list-style-name="WWNum2" style:list-level="1">
      <style:paragraph-properties fo:margin-top="0in" fo:margin-bottom="0.0555in" style:contextual-spacing="true" fo:line-height="108%"/>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77448b" loext:opacity="100%" style:font-name="Calibri Light" fo:font-family="'Calibri Light'" style:font-family-generic="roman" style:font-pitch="variable" fo:font-size="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902in" fo:margin-bottom="0.7902in" fo:margin-left="0.7874in" fo:margin-right="0.7874in" fo:border="none" fo:padding-top="0in" fo:padding-bottom="0.0201in" fo:padding-left="0.0201in" fo:padding-right="0.020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3T15:54:27.228000000</meta:creation-date>
    <dc:date>2022-04-19T16:03:21.328000000</dc:date>
    <meta:editing-duration>PT1H1M21S</meta:editing-duration>
    <meta:editing-cycles>28</meta:editing-cycles>
    <meta:generator>LibreOffice/7.3.2.2$Windows_X86_64 LibreOffice_project/49f2b1bff42cfccbd8f788c8dc32c1c309559be0</meta:generator>
    <meta:print-date>2022-03-23T17:09:07.335000000</meta:print-date>
    <meta:document-statistic meta:table-count="1" meta:image-count="0" meta:object-count="0" meta:page-count="1" meta:paragraph-count="37" meta:word-count="219" meta:character-count="1115" meta:non-whitespace-character-count="936"/>
  </office:meta>
</office:document-meta>
</file>